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4264in"/>
    </style:style>
    <style:style style:name="co6" style:family="table-column">
      <style:table-column-properties fo:break-before="auto" style:column-width="0.5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Numbers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1" table:default-cell-style-name="ce6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1" table:default-cell-style-name="ce6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1" table:default-cell-style-name="ce8"/>
        <table:table-column table:style-name="co2" table:default-cell-style-name="ce3"/>
        <table:table-column table:style-name="co3" table:default-cell-style-name="ce10"/>
        <table:table-column table:style-name="co4" table:default-cell-style-name="ce4"/>
        <table:table-column table:style-name="co3" table:default-cell-style-name="ce4"/>
        <table:table-column table:style-name="co1" table:default-cell-style-name="ce12"/>
        <table:table-column table:style-name="co2" table:default-cell-style-name="ce3"/>
        <table:table-column table:style-name="co3" table:default-cell-style-name="ce10"/>
        <table:table-column table:style-name="co4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Bacchetta et al., JHEP 1303 (2013) 119 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Default" table:number-columns-repeated="3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δu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δd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δu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δd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δh1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δd / δu</text:p>
          </table:table-cell>
          <table:covered-table-cell table:number-columns-repeated="2" table:style-name="Default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Q2_0 = 1 GeV 2</text:p>
          </table:table-cell>
          <table:table-cell table:style-name="ce1"/>
          <table:table-cell table:style-name="ce2" office:value-type="string" calcext:value-type="string" table:number-columns-spanned="3" table:number-rows-spanned="1">
            <text:p>x ∈ [0.0064, 0.28]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x ∈ [0.0064, 0.28]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x ∈ [0, 1]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x ∈ [0, 1]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x ∈ [0, 1]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x ∈ [0, 1]</text:p>
          </table:table-cell>
          <table:covered-table-cell table:number-columns-repeated="2" table:style-name="Default"/>
          <table:table-cell table:style-name="ce1"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igi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±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string" calcext:value-type="string">
            <text:p>±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office:value-type="string" calcext:value-type="string">
            <text:p>±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-0.18" calcext:value-type="float">
            <text:p>-0.18</text:p>
          </table:table-cell>
          <table:table-cell office:value-type="string" calcext:value-type="string">
            <text:p>±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formula="of:=4/9*[.M4] + 1/9*[.R4]" office:value-type="float" office:value="0.233333333333333" calcext:value-type="float">
            <text:p>0.23</text:p>
          </table:table-cell>
          <table:table-cell office:value-type="string" calcext:value-type="string">
            <text:p>±</text:p>
          </table:table-cell>
          <table:table-cell table:formula="of:=SQRT(16/81*[.O4]^2+1/81*[.T4]^2)" office:value-type="float" office:value="0.100277393043275" calcext:value-type="float">
            <text:p>0.10</text:p>
          </table:table-cell>
          <table:table-cell table:number-columns-repeated="2"/>
          <table:table-cell table:formula="of:=[.R4]/[.M4]" office:value-type="float" office:value="-0.31578947368421" calcext:value-type="float">
            <text:p>-0.32</text:p>
          </table:table-cell>
          <table:table-cell office:value-type="string" calcext:value-type="string">
            <text:p>±</text:p>
          </table:table-cell>
          <table:table-cell table:formula="of:=SQRT(([.T4]/[.R4])^2+1/81*([.Y4]/[.W4])^2) * ABS([.AB4])" office:value-type="float" office:value="0.579143713518531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rigi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±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float" office:value="-0.22" calcext:value-type="float">
            <text:p>-0.22</text:p>
          </table:table-cell>
          <table:table-cell office:value-type="string" calcext:value-type="string">
            <text:p>±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string" calcext:value-type="string">
            <text:p>±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-0.08" calcext:value-type="float">
            <text:p>-0.08</text:p>
          </table:table-cell>
          <table:table-cell office:value-type="string" calcext:value-type="string">
            <text:p>±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table:formula="of:=4/9*[.M5] + 1/9*[.R5]" office:value-type="float" office:value="0.24" calcext:value-type="float">
            <text:p>0.24</text:p>
          </table:table-cell>
          <table:table-cell office:value-type="string" calcext:value-type="string">
            <text:p>±</text:p>
          </table:table-cell>
          <table:table-cell table:formula="of:=SQRT(16/81*[.O5]^2+1/81*[.T5]^2)" office:value-type="float" office:value="0.0611918658356194" calcext:value-type="float">
            <text:p>0.06</text:p>
          </table:table-cell>
          <table:table-cell table:number-columns-repeated="2"/>
          <table:table-cell table:formula="of:=[.R5]/[.M5]" office:value-type="float" office:value="-0.142857142857143" calcext:value-type="float">
            <text:p>-0.14</text:p>
          </table:table-cell>
          <table:table-cell office:value-type="string" calcext:value-type="string">
            <text:p>±</text:p>
          </table:table-cell>
          <table:table-cell table:formula="of:=SQRT(([.T5]/[.R5])^2+1/81*([.Y5]/[.W5])^2) * ABS([.AB5])" office:value-type="float" office:value="0.482159842333531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flex.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±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string" calcext:value-type="string">
            <text:p>±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string" calcext:value-type="string">
            <text:p>±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string" calcext:value-type="string">
            <text:p>±</text:p>
          </table:table-cell>
          <table:table-cell office:value-type="float" office:value="0.61" calcext:value-type="float">
            <text:p>0.61</text:p>
          </table:table-cell>
          <table:table-cell table:number-columns-repeated="2"/>
          <table:table-cell table:formula="of:=4/9*[.M6] + 1/9*[.R6]" office:value-type="float" office:value="0.283333333333333" calcext:value-type="float">
            <text:p>0.28</text:p>
          </table:table-cell>
          <table:table-cell office:value-type="string" calcext:value-type="string">
            <text:p>±</text:p>
          </table:table-cell>
          <table:table-cell table:formula="of:=SQRT(16/81*[.O6]^2+1/81*[.T6]^2)" office:value-type="float" office:value="0.126378815227362" calcext:value-type="float">
            <text:p>0.13</text:p>
          </table:table-cell>
          <table:table-cell table:number-columns-repeated="2"/>
          <table:table-cell table:formula="of:=[.R6]/[.M6]" office:value-type="float" office:value="-0.458333333333333" calcext:value-type="float">
            <text:p>-0.46</text:p>
          </table:table-cell>
          <table:table-cell office:value-type="string" calcext:value-type="string">
            <text:p>±</text:p>
          </table:table-cell>
          <table:table-cell table:formula="of:=SQRT(([.T6]/[.R6])^2+1/81*([.Y6]/[.W6])^2) * ABS([.AB6])" office:value-type="float" office:value="0.847526679054376" calcext:value-type="float">
            <text:p>0.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flex.</text:p>
          </table:table-cell>
          <table:table-cell table:style-name="ce1" office:value-type="float" office:value="0.32" calcext:value-type="float">
            <text:p>0.32</text:p>
          </table:table-cell>
          <table:table-cell table:style-name="ce2" office:value-type="string" calcext:value-type="string">
            <text:p>±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table:number-columns-repeated="2"/>
          <table:table-cell table:style-name="ce7" office:value-type="float" office:value="-0.24" calcext:value-type="float">
            <text:p>-0.24</text:p>
          </table:table-cell>
          <table:table-cell table:style-name="ce2" office:value-type="string" calcext:value-type="string">
            <text:p>±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table:number-columns-repeated="2"/>
          <table:table-cell table:style-name="ce1" office:value-type="float" office:value="0.77" calcext:value-type="float">
            <text:p>0.77</text:p>
          </table:table-cell>
          <table:table-cell table:style-name="ce2" office:value-type="string" calcext:value-type="string">
            <text:p>±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table:number-columns-repeated="2"/>
          <table:table-cell table:style-name="ce7" office:value-type="float" office:value="-0.45" calcext:value-type="float">
            <text:p>-0.45</text:p>
          </table:table-cell>
          <table:table-cell table:style-name="ce2" office:value-type="string" calcext:value-type="string">
            <text:p>±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table:number-columns-repeated="2"/>
          <table:table-cell table:style-name="ce9" table:formula="of:=4/9*[.M7] + 1/9*[.R7]" office:value-type="float" office:value="0.292222222222222" calcext:value-type="float">
            <text:p>0.29</text:p>
          </table:table-cell>
          <table:table-cell table:style-name="ce2" office:value-type="string" calcext:value-type="string">
            <text:p>±</text:p>
          </table:table-cell>
          <table:table-cell table:style-name="ce11" table:formula="of:=SQRT(16/81*[.O7]^2+1/81*[.T7]^2)" office:value-type="float" office:value="0.111377458543481" calcext:value-type="float">
            <text:p>0.11</text:p>
          </table:table-cell>
          <table:table-cell table:style-name="ce5" table:number-columns-repeated="2"/>
          <table:table-cell table:formula="of:=[.R7]/[.M7]" office:value-type="float" office:value="-0.584415584415584" calcext:value-type="float">
            <text:p>-0.58</text:p>
          </table:table-cell>
          <table:table-cell table:style-name="ce2" office:value-type="string" calcext:value-type="string">
            <text:p>±</text:p>
          </table:table-cell>
          <table:table-cell table:formula="of:=SQRT(([.T7]/[.R7])^2+1/81*([.Y7]/[.W7])^2) * ABS([.AB7])" office:value-type="float" office:value="0.623867729265209" calcext:value-type="float">
            <text:p>0.6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extra-flex.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±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string" calcext:value-type="string">
            <text:p>±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61" calcext:value-type="float">
            <text:p>0.61</text:p>
          </table:table-cell>
          <table:table-cell office:value-type="string" calcext:value-type="string">
            <text:p>±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-0.16" calcext:value-type="float">
            <text:p>-0.16</text:p>
          </table:table-cell>
          <table:table-cell office:value-type="string" calcext:value-type="string">
            <text:p>±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formula="of:=4/9*[.M8] + 1/9*[.R8]" office:value-type="float" office:value="0.253333333333333" calcext:value-type="float">
            <text:p>0.25</text:p>
          </table:table-cell>
          <table:table-cell office:value-type="string" calcext:value-type="string">
            <text:p>±</text:p>
          </table:table-cell>
          <table:table-cell table:formula="of:=SQRT(16/81*[.O8]^2+1/81*[.T8]^2)" office:value-type="float" office:value="0.184377497890591" calcext:value-type="float">
            <text:p>0.18</text:p>
          </table:table-cell>
          <table:table-cell table:number-columns-repeated="2"/>
          <table:table-cell table:formula="of:=[.R8]/[.M8]" office:value-type="float" office:value="-0.262295081967213" calcext:value-type="float">
            <text:p>-0.26</text:p>
          </table:table-cell>
          <table:table-cell office:value-type="string" calcext:value-type="string">
            <text:p>±</text:p>
          </table:table-cell>
          <table:table-cell table:formula="of:=SQRT(([.T8]/[.R8])^2+1/81*([.Y8]/[.W8])^2) * ABS([.AB8])" office:value-type="float" office:value="0.721623278016649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extra-flex.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±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 office:value-type="string" calcext:value-type="string">
            <text:p>±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office:value-type="string" calcext:value-type="string">
            <text:p>±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-0.12" calcext:value-type="float">
            <text:p>-0.12</text:p>
          </table:table-cell>
          <table:table-cell office:value-type="string" calcext:value-type="string">
            <text:p>±</text:p>
          </table:table-cell>
          <table:table-cell office:value-type="float" office:value="0.69" calcext:value-type="float">
            <text:p>0.69</text:p>
          </table:table-cell>
          <table:table-cell table:number-columns-repeated="2"/>
          <table:table-cell table:formula="of:=4/9*[.M9] + 1/9*[.R9]" office:value-type="float" office:value="0.288888888888889" calcext:value-type="float">
            <text:p>0.29</text:p>
          </table:table-cell>
          <table:table-cell office:value-type="string" calcext:value-type="string">
            <text:p>±</text:p>
          </table:table-cell>
          <table:table-cell table:formula="of:=SQRT(16/81*[.O9]^2+1/81*[.T9]^2)" office:value-type="float" office:value="0.124250841465715" calcext:value-type="float">
            <text:p>0.12</text:p>
          </table:table-cell>
          <table:table-cell table:number-columns-repeated="2"/>
          <table:table-cell table:formula="of:=[.R9]/[.M9]" office:value-type="float" office:value="-0.176470588235294" calcext:value-type="float">
            <text:p>-0.18</text:p>
          </table:table-cell>
          <table:table-cell office:value-type="string" calcext:value-type="string">
            <text:p>±</text:p>
          </table:table-cell>
          <table:table-cell table:formula="of:=SQRT(([.T9]/[.R9])^2+1/81*([.Y9]/[.W9])^2) * ABS([.AB9])" office:value-type="float" office:value="1.01474092678086" calcext:value-type="float">
            <text:p>1.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9"/>
          <table:table-cell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Anselmino et al. Nucl.Phys.Proc.Suppl.191 (2009) 98-107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19"/>
        </table:table-row>
        <table:table-row table:style-name="ro1">
          <table:table-cell table:number-columns-repeated="3"/>
          <table:table-cell table:style-name="Default" table:number-columns-repeated="9"/>
          <table:table-cell table:style-name="ce1" office:value-type="float" office:value="0.54" calcext:value-type="float">
            <text:p>0.54</text:p>
          </table:table-cell>
          <table:table-cell table:style-name="ce2" office:value-type="string" calcext:value-type="string">
            <text:p>+</text:p>
          </table:table-cell>
          <table:table-cell table:style-name="ce5" office:value-type="float" office:value="0.09" calcext:value-type="float">
            <text:p>0.09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0.22" calcext:value-type="float">
            <text:p>0.22</text:p>
          </table:table-cell>
          <table:table-cell table:style-name="ce1" office:value-type="float" office:value="-0.23" calcext:value-type="float">
            <text:p>-0.23</text:p>
          </table:table-cell>
          <table:table-cell table:style-name="ce2" office:value-type="string" calcext:value-type="string">
            <text:p>+</text:p>
          </table:table-cell>
          <table:table-cell table:style-name="ce5" office:value-type="float" office:value="0.09" calcext:value-type="float">
            <text:p>0.09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0.16" calcext:value-type="float">
            <text:p>0.16</text:p>
          </table:table-cell>
          <table:table-cell table:style-name="ce9" table:formula="of:=4/9*[.M12] + 1/9*[.R12]" office:value-type="float" office:value="0.214444444444444" calcext:value-type="float">
            <text:p>0.21</text:p>
          </table:table-cell>
          <table:table-cell table:style-name="ce2" office:value-type="string" calcext:value-type="string">
            <text:p>+</text:p>
          </table:table-cell>
          <table:table-cell table:style-name="ce11" table:formula="of:=SQRT(16/81*[.O12]^2+1/81*[.T12]^2)" office:value-type="float" office:value="0.0412310562561766" calcext:value-type="float">
            <text:p>0.04</text:p>
          </table:table-cell>
          <table:table-cell table:style-name="ce2" office:value-type="string" calcext:value-type="string">
            <text:p>-</text:p>
          </table:table-cell>
          <table:table-cell table:style-name="ce11" table:formula="of:=SQRT(16/81*[.Q12]^2+1/81*[.V12]^2)" office:value-type="float" office:value="0.0993807989999906" calcext:value-type="float">
            <text:p>0.10</text:p>
          </table:table-cell>
          <table:table-cell table:style-name="ce13" table:formula="of:=[.R12]/[.M12]" office:value-type="float" office:value="-0.425925925925926" calcext:value-type="float">
            <text:p>-0.43</text:p>
          </table:table-cell>
          <table:table-cell table:style-name="ce2" office:value-type="string" calcext:value-type="string">
            <text:p>+</text:p>
          </table:table-cell>
          <table:table-cell table:style-name="ce11" table:formula="of:=SQRT(([.T12]/[.R12])^2+1/81*([.Y12]/[.W12])^2) * ABS([.AB12])" office:value-type="float" office:value="0.166914865911688" calcext:value-type="float">
            <text:p>0.17</text:p>
          </table:table-cell>
          <table:table-cell table:style-name="ce1" office:value-type="string" calcext:value-type="string">
            <text:p>-</text:p>
          </table:table-cell>
          <table:table-cell table:style-name="ce11" table:formula="of:=SQRT(([.V12]/[.T12])^2+1/81*([.AA12]/[.Y12])^2) * ABS([.AD12])" office:value-type="float" office:value="0.300085769431137" calcext:value-type="float">
            <text:p>0.30</text:p>
          </table:table-cell>
        </table:table-row>
      </table:table>
      <table:table table:name="Plots" table:style-name="ta1">
        <table:shapes>
          <draw:frame draw:z-index="0" draw:style-name="gr1" draw:text-style-name="P1" svg:width="4.2996in" svg:height="2.8134in" svg:x="1.8453in" svg:y="2.8878in">
            <draw:object draw:notify-on-update-of-ranges="Plots.B5:Plots.B15 Plots.I5:Plots.I15 Plots.J5:Plots.J15 Plots.K5:Plots.K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/<text:span text:style-name="T1">Λ</text:span> </text:p>
          </table:table-cell>
          <table:table-cell table:style-name="ce1" office:value-type="float" office:value="0.1" calcext:value-type="float">
            <text:p>0.1</text:p>
          </table:table-cell>
          <table:table-cell/>
          <table:table-cell table:style-name="ce2" table:number-columns-spanned="3" table:number-rows-spanned="1"/>
          <table:covered-table-cell table:number-columns-repeated="2" table:style-name="ce1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2" table:formula="of:=[$Numbers.$W$3]" office:value-type="string" office:string-value="x ∈ [0, 1]" calcext:value-type="string" table:number-columns-spanned="3" table:number-rows-spanned="1">
            <text:p>x ∈ [0, 1]</text:p>
          </table:table-cell>
          <table:covered-table-cell table:number-columns-repeated="2" table:style-name="ce1"/>
          <table:table-cell table:style-name="ce1" table:number-columns-repeated="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d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table:style-name="ce3" office:value-type="string" calcext:value-type="string">
            <text:p>[1]</text:p>
          </table:table-cell>
          <table:table-cell/>
          <table:table-cell table:style-name="ce8" table:formula="of:=[$Numbers.$W$4]" office:value-type="float" office:value="0.233333333333333" calcext:value-type="float">
            <text:p>0.23</text:p>
          </table:table-cell>
          <table:table-cell table:style-name="ce3" table:formula="of:=[$Numbers.$X$4]" office:value-type="string" office:string-value="±" calcext:value-type="string">
            <text:p>±</text:p>
          </table:table-cell>
          <table:table-cell table:style-name="ce10" table:formula="of:=[$Numbers.$Y$4]" office:value-type="float" office:value="0.100277393043275" calcext:value-type="float">
            <text:p>0.10</text:p>
          </table:table-cell>
          <table:table-cell table:style-name="ce3"/>
          <table:table-cell table:style-name="ce4"/>
          <table:table-cell table:style-name="ce16" table:formula="of:=[.$B$3]*([.D5]+[.F5])" office:value-type="float" office:value="0.0333610726376609" calcext:value-type="float">
            <text:p>0.033</text:p>
          </table:table-cell>
          <table:table-cell table:style-name="ce16" table:formula="of:=[.$B$3]*([.D5]-[.F5])" office:value-type="float" office:value="0.0133055940290058" calcext:value-type="float">
            <text:p>0.013</text:p>
          </table:table-cell>
          <table:table-cell table:style-name="ce16" table:formula="of:=[.$B$3]*[.D5]" office:value-type="float" office:value="0.0233333333333333" calcext:value-type="float">
            <text:p>0.023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table:style-name="ce3" office:value-type="string" calcext:value-type="string">
            <text:p>[1]</text:p>
          </table:table-cell>
          <table:table-cell/>
          <table:table-cell table:style-name="ce8" table:formula="of:=[$Numbers.$W$5]" office:value-type="float" office:value="0.24" calcext:value-type="float">
            <text:p>0.24</text:p>
          </table:table-cell>
          <table:table-cell table:style-name="ce3" table:formula="of:=[$Numbers.$X$5]" office:value-type="string" office:string-value="±" calcext:value-type="string">
            <text:p>±</text:p>
          </table:table-cell>
          <table:table-cell table:style-name="ce10" table:formula="of:=[$Numbers.$Y$5]" office:value-type="float" office:value="0.0611918658356194" calcext:value-type="float">
            <text:p>0.06</text:p>
          </table:table-cell>
          <table:table-cell table:style-name="ce4" table:number-columns-repeated="2"/>
          <table:table-cell table:style-name="ce16" table:formula="of:=[.$B$3]*([.D6]+[.F6])" office:value-type="float" office:value="0.0301191865835619" calcext:value-type="float">
            <text:p>0.030</text:p>
          </table:table-cell>
          <table:table-cell table:style-name="ce16" table:formula="of:=[.$B$3]*([.D6]-[.F6])" office:value-type="float" office:value="0.0178808134164381" calcext:value-type="float">
            <text:p>0.018</text:p>
          </table:table-cell>
          <table:table-cell table:style-name="ce16" table:formula="of:=[.$B$3]*[.D6]"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table:style-name="ce3" office:value-type="string" calcext:value-type="string">
            <text:p>[1]</text:p>
          </table:table-cell>
          <table:table-cell/>
          <table:table-cell table:style-name="ce8" table:formula="of:=[$Numbers.$W$6]" office:value-type="float" office:value="0.283333333333333" calcext:value-type="float">
            <text:p>0.28</text:p>
          </table:table-cell>
          <table:table-cell table:style-name="ce3" table:formula="of:=[$Numbers.$X$6]" office:value-type="string" office:string-value="±" calcext:value-type="string">
            <text:p>±</text:p>
          </table:table-cell>
          <table:table-cell table:style-name="ce10" table:formula="of:=[$Numbers.$Y$6]" office:value-type="float" office:value="0.126378815227362" calcext:value-type="float">
            <text:p>0.13</text:p>
          </table:table-cell>
          <table:table-cell table:style-name="ce4" table:number-columns-repeated="2"/>
          <table:table-cell table:style-name="ce16" table:formula="of:=[.$B$3]*([.D7]+[.F7])" office:value-type="float" office:value="0.0409712148560695" calcext:value-type="float">
            <text:p>0.041</text:p>
          </table:table-cell>
          <table:table-cell table:style-name="ce16" table:formula="of:=[.$B$3]*([.D7]-[.F7])" office:value-type="float" office:value="0.0156954518105972" calcext:value-type="float">
            <text:p>0.016</text:p>
          </table:table-cell>
          <table:table-cell table:style-name="ce16" table:formula="of:=[.$B$3]*[.D7]" office:value-type="float" office:value="0.0283333333333333" calcext:value-type="float">
            <text:p>0.028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table:style-name="ce3" office:value-type="string" calcext:value-type="string">
            <text:p>[1]</text:p>
          </table:table-cell>
          <table:table-cell/>
          <table:table-cell table:style-name="ce9" table:formula="of:=[$Numbers.$W$7]" office:value-type="float" office:value="0.292222222222222" calcext:value-type="float">
            <text:p>0.29</text:p>
          </table:table-cell>
          <table:table-cell table:style-name="ce2" table:formula="of:=[$Numbers.$X$7]" office:value-type="string" office:string-value="±" calcext:value-type="string">
            <text:p>±</text:p>
          </table:table-cell>
          <table:table-cell table:style-name="ce11" table:formula="of:=[$Numbers.$Y$7]" office:value-type="float" office:value="0.111377458543481" calcext:value-type="float">
            <text:p>0.11</text:p>
          </table:table-cell>
          <table:table-cell table:style-name="ce5" table:number-columns-repeated="2"/>
          <table:table-cell table:style-name="ce16" table:formula="of:=[.$B$3]*([.D8]+[.F8])" office:value-type="float" office:value="0.0403599680765704" calcext:value-type="float">
            <text:p>0.040</text:p>
          </table:table-cell>
          <table:table-cell table:style-name="ce16" table:formula="of:=[.$B$3]*([.D8]-[.F8])" office:value-type="float" office:value="0.0180844763678741" calcext:value-type="float">
            <text:p>0.018</text:p>
          </table:table-cell>
          <table:table-cell table:style-name="ce16" table:formula="of:=[.$B$3]*[.D8]" office:value-type="float" office:value="0.0292222222222222" calcext:value-type="float">
            <text:p>0.029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table:style-name="ce3" office:value-type="string" calcext:value-type="string">
            <text:p>[1]</text:p>
          </table:table-cell>
          <table:table-cell/>
          <table:table-cell table:style-name="ce8" table:formula="of:=[$Numbers.$W$8]" office:value-type="float" office:value="0.253333333333333" calcext:value-type="float">
            <text:p>0.25</text:p>
          </table:table-cell>
          <table:table-cell table:style-name="ce3" table:formula="of:=[$Numbers.$X$8]" office:value-type="string" office:string-value="±" calcext:value-type="string">
            <text:p>±</text:p>
          </table:table-cell>
          <table:table-cell table:style-name="ce10" table:formula="of:=[$Numbers.$Y$8]" office:value-type="float" office:value="0.184377497890591" calcext:value-type="float">
            <text:p>0.18</text:p>
          </table:table-cell>
          <table:table-cell table:style-name="ce4" table:number-columns-repeated="2"/>
          <table:table-cell table:style-name="ce16" table:formula="of:=[.$B$3]*([.D9]+[.F9])" office:value-type="float" office:value="0.0437710831223925" calcext:value-type="float">
            <text:p>0.044</text:p>
          </table:table-cell>
          <table:table-cell table:style-name="ce16" table:formula="of:=[.$B$3]*([.D9]-[.F9])" office:value-type="float" office:value="0.00689558354427418" calcext:value-type="float">
            <text:p>0.007</text:p>
          </table:table-cell>
          <table:table-cell table:style-name="ce16" table:formula="of:=[.$B$3]*[.D9]" office:value-type="float" office:value="0.0253333333333333" calcext:value-type="float">
            <text:p>0.025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table:style-name="ce3" office:value-type="string" calcext:value-type="string">
            <text:p>[1]</text:p>
          </table:table-cell>
          <table:table-cell/>
          <table:table-cell table:style-name="ce8" table:formula="of:=[$Numbers.$W$9]" office:value-type="float" office:value="0.288888888888889" calcext:value-type="float">
            <text:p>0.29</text:p>
          </table:table-cell>
          <table:table-cell table:style-name="ce3" table:formula="of:=[$Numbers.$X$9]" office:value-type="string" office:string-value="±" calcext:value-type="string">
            <text:p>±</text:p>
          </table:table-cell>
          <table:table-cell table:style-name="ce10" table:formula="of:=[$Numbers.$Y$9]" office:value-type="float" office:value="0.124250841465715" calcext:value-type="float">
            <text:p>0.12</text:p>
          </table:table-cell>
          <table:table-cell table:style-name="ce4" table:number-columns-repeated="2"/>
          <table:table-cell table:style-name="ce16" table:formula="of:=[.$B$3]*([.D10]+[.F10])" office:value-type="float" office:value="0.0413139730354604" calcext:value-type="float">
            <text:p>0.041</text:p>
          </table:table-cell>
          <table:table-cell table:style-name="ce16" table:formula="of:=[.$B$3]*([.D10]-[.F10])" office:value-type="float" office:value="0.0164638047423174" calcext:value-type="float">
            <text:p>0.016</text:p>
          </table:table-cell>
          <table:table-cell table:style-name="ce16" table:formula="of:=[.$B$3]*[.D10]" office:value-type="float" office:value="0.0288888888888889" calcext:value-type="float">
            <text:p>0.029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table:style-name="ce3" office:value-type="string" calcext:value-type="string">
            <text:p>[2]</text:p>
          </table:table-cell>
          <table:table-cell/>
          <table:table-cell table:style-name="ce9" table:formula="of:=[$Numbers.$W$12]" office:value-type="float" office:value="0.214444444444444" calcext:value-type="float">
            <text:p>0.21</text:p>
          </table:table-cell>
          <table:table-cell table:style-name="ce2" office:value-type="string" calcext:value-type="string">
            <text:p>+</text:p>
          </table:table-cell>
          <table:table-cell table:style-name="ce14" table:formula="of:=[$Numbers.$Y$12]" office:value-type="float" office:value="0.0412310562561766" calcext:value-type="float">
            <text:p>0.041</text:p>
          </table:table-cell>
          <table:table-cell table:style-name="ce15" office:value-type="string" calcext:value-type="string">
            <text:p>-</text:p>
          </table:table-cell>
          <table:table-cell table:style-name="ce11" table:formula="of:=[$Numbers.$AA$12]" office:value-type="float" office:value="0.0993807989999906" calcext:value-type="float">
            <text:p>0.10</text:p>
          </table:table-cell>
          <table:table-cell table:style-name="ce16" table:formula="of:=[.$B$3]*([.D11]+[.F11])" office:value-type="float" office:value="0.0255675500700621" calcext:value-type="float">
            <text:p>0.026</text:p>
          </table:table-cell>
          <table:table-cell table:style-name="ce16" table:formula="of:=[.$B$3]*([.D11]-[.H11])" office:value-type="float" office:value="0.0115063645444453" calcext:value-type="float">
            <text:p>0.012</text:p>
          </table:table-cell>
          <table:table-cell table:style-name="ce16" table:formula="of:=[.$B$3]*[.D11]" office:value-type="float" office:value="0.0214444444444444" calcext:value-type="float">
            <text:p>0.021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9"/>
          <table:table-cell table:style-name="ce2"/>
          <table:table-cell table:style-name="ce14"/>
          <table:table-cell table:style-name="ce15"/>
          <table:table-cell table:style-name="ce11"/>
          <table:table-cell table:style-name="ce16" table:number-columns-repeated="3"/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table:style-name="ce3" office:value-type="string" calcext:value-type="string">
            <text:p>[3]</text:p>
          </table:table-cell>
          <table:table-cell/>
          <table:table-cell office:value-type="float" office:value="-0.071" calcext:value-type="float">
            <text:p>-0.071</text:p>
          </table:table-cell>
          <table:table-cell table:style-name="ce3" table:formula="of:=[$Numbers.$X$9]" office:value-type="string" office:string-value="±" calcext:value-type="string">
            <text:p>±</text:p>
          </table:table-cell>
          <table:table-cell table:style-name="ce4" office:value-type="float" office:value="0.012" calcext:value-type="float">
            <text:p>0.012</text:p>
          </table:table-cell>
          <table:table-cell/>
          <table:table-cell table:style-name="ce4"/>
          <table:table-cell table:style-name="ce16" table:formula="of:=[.D13]+[.F13]" office:value-type="float" office:value="-0.059" calcext:value-type="float">
            <text:p>-0.059</text:p>
          </table:table-cell>
          <table:table-cell table:style-name="ce16" table:formula="of:=[.D13]-[.F13]" office:value-type="float" office:value="-0.083" calcext:value-type="float">
            <text:p>-0.083</text:p>
          </table:table-cell>
          <table:table-cell table:style-name="ce16" table:formula="of:=[.D13]" office:value-type="float" office:value="-0.071" calcext:value-type="float">
            <text:p>-0.07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table:style-name="ce3" office:value-type="string" calcext:value-type="string">
            <text:p>[4]</text:p>
          </table:table-cell>
          <table:table-cell/>
          <table:table-cell office:value-type="float" office:value="0.006" calcext:value-type="float">
            <text:p>0.006</text:p>
          </table:table-cell>
          <table:table-cell table:style-name="ce3" table:formula="of:=[$Numbers.$X$9]" office:value-type="string" office:string-value="±" calcext:value-type="string">
            <text:p>±</text:p>
          </table:table-cell>
          <table:table-cell table:style-name="ce4" office:value-type="float" office:value="0.024" calcext:value-type="float">
            <text:p>0.024</text:p>
          </table:table-cell>
          <table:table-cell table:style-name="ce3" table:formula="of:=[$Numbers.$X$9]" office:value-type="string" office:string-value="±" calcext:value-type="string">
            <text:p>±</text:p>
          </table:table-cell>
          <table:table-cell table:style-name="ce4" office:value-type="float" office:value="0.017" calcext:value-type="float">
            <text:p>0.017</text:p>
          </table:table-cell>
          <table:table-cell table:style-name="ce16" table:formula="of:=[.D14]+SQRT([.F14]^2+[.H14]^2)" office:value-type="float" office:value="0.0354108823397055" calcext:value-type="float">
            <text:p>0.035</text:p>
          </table:table-cell>
          <table:table-cell table:style-name="ce16" table:formula="of:=[.D14]-SQRT([.F14]^2+[.H14]^2)" office:value-type="float" office:value="-0.0234108823397055" calcext:value-type="float">
            <text:p>-0.023</text:p>
          </table:table-cell>
          <table:table-cell table:formula="of:=[.D14]"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table:style-name="ce3" office:value-type="string" calcext:value-type="string">
            <text:p>[5]</text:p>
          </table:table-cell>
          <table:table-cell/>
          <table:table-cell office:value-type="float" office:value="-0.042" calcext:value-type="float">
            <text:p>-0.042</text:p>
          </table:table-cell>
          <table:table-cell table:style-name="ce3" table:formula="of:=[$Numbers.$X$9]" office:value-type="string" office:string-value="±" calcext:value-type="string">
            <text:p>±</text:p>
          </table:table-cell>
          <table:table-cell table:style-name="ce4" office:value-type="float" office:value="0.008" calcext:value-type="float">
            <text:p>0.008</text:p>
          </table:table-cell>
          <table:table-cell table:style-name="ce3" table:formula="of:=[$Numbers.$X$9]" office:value-type="string" office:string-value="±" calcext:value-type="string">
            <text:p>±</text:p>
          </table:table-cell>
          <table:table-cell table:style-name="ce4"/>
          <table:table-cell table:style-name="ce16" table:formula="of:=[.D15]+SQRT([.F15]^2+[.H15]^2)" office:value-type="float" office:value="-0.034" calcext:value-type="float">
            <text:p>-0.034</text:p>
          </table:table-cell>
          <table:table-cell table:style-name="ce16" table:formula="of:=[.D15]-SQRT([.F15]^2+[.H15]^2)" office:value-type="float" office:value="-0.05" calcext:value-type="float">
            <text:p>-0.050</text:p>
          </table:table-cell>
          <table:table-cell table:formula="of:=[.D15]" office:value-type="float" office:value="-0.042" calcext:value-type="float">
            <text:p>-0.042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[1] Bacchetta et al. <text:s/>[0,1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2] Anselmino et al. <text:s/>[0,1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3] JAM [0,1]</text:p>
          </table:table-cell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4] HERMES [0.02,0.9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5] SLAC [0.02,0.8]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2"/>
    </number:number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="10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000-00-00T00:00:01.867912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7T11:28:31.042000000</meta:creation-date>
    <dc:date>2015-07-08T03:47:26.087000000</dc:date>
    <meta:editing-duration>PT3H47M10S</meta:editing-duration>
    <meta:editing-cycles>22</meta:editing-cycles>
    <meta:generator>LibreOffice/4.1.2.3$Windows_x86 LibreOffice_project/40b2d7fde7e8d2d7bc5a449dc65df4d08a7dd38</meta:generator>
    <meta:print-date>2014-08-17T14:14:20.848000000</meta:print-date>
    <meta:document-statistic meta:table-count="2" meta:cell-count="25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22cm" svg:height="7.147cm" xlink:href=".." xlink:type="simple" chart:class="chart:stock" chart:style-name="ch1">
        <chart:plot-area chart:style-name="ch2" table:cell-range-address="Plots.B5:Plots.B15 Plots.I5:Plots.K15" chart:data-source-has-labels="column" svg:x="0.399cm" svg:y="0.226cm" svg:width="8.984cm" svg:height="6.341cm">
          <chartooo:coordinate-region svg:x="1.603cm" svg:y="0.438cm" svg:width="7.78cm" svg:height="5.456cm"/>
          <chart:axis chart:dimension="x" chart:name="primary-x" chart:style-name="ch3" chartooo:axis-type="auto">
            <chartooo:date-scale/>
            <chart:categories table:cell-range-address="Plots.B5:Plots.B15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values-cell-range-address="Plots.I5:Plots.I15" chart:attached-axis="primary-y">
            <chart:data-point chart:repeated="11"/>
          </chart:series>
          <chart:series chart:values-cell-range-address="Plots.J5:Plots.J15" chart:attached-axis="primary-y">
            <chart:data-point chart:repeated="11"/>
          </chart:series>
          <chart:series chart:values-cell-range-address="Plots.K5:Plots.K15" chart:attached-axis="primary-y">
            <chart:data-point chart:repeated="11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[1]</text:p>
                <draw:g>
                  <svg:desc>Plots.B5:Plots.B15</svg:desc>
                </draw:g>
              </table:table-cell>
              <table:table-cell office:value-type="float" office:value="0.0333610726376609">
                <text:p>0.0333610726376609</text:p>
                <draw:g>
                  <svg:desc>Plots.I5:Plots.I15</svg:desc>
                </draw:g>
              </table:table-cell>
              <table:table-cell office:value-type="float" office:value="0.0133055940290058">
                <text:p>0.0133055940290058</text:p>
                <draw:g>
                  <svg:desc>Plots.J5:Plots.J15</svg:desc>
                </draw:g>
              </table:table-cell>
              <table:table-cell office:value-type="float" office:value="0.0233333333333333">
                <text:p>0.0233333333333333</text:p>
                <draw:g>
                  <svg:desc>Plots.K5:Plots.K15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.0301191865835619">
                <text:p>0.0301191865835619</text:p>
              </table:table-cell>
              <table:table-cell office:value-type="float" office:value="0.0178808134164381">
                <text:p>0.017880813416438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.0409712148560695">
                <text:p>0.0409712148560695</text:p>
              </table:table-cell>
              <table:table-cell office:value-type="float" office:value="0.0156954518105972">
                <text:p>0.0156954518105972</text:p>
              </table:table-cell>
              <table:table-cell office:value-type="float" office:value="0.0283333333333333">
                <text:p>0.0283333333333333</text:p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.0403599680765704">
                <text:p>0.0403599680765704</text:p>
              </table:table-cell>
              <table:table-cell office:value-type="float" office:value="0.0180844763678741">
                <text:p>0.0180844763678741</text:p>
              </table:table-cell>
              <table:table-cell office:value-type="float" office:value="0.0292222222222222">
                <text:p>0.0292222222222222</text:p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.0437710831223925">
                <text:p>0.0437710831223925</text:p>
              </table:table-cell>
              <table:table-cell office:value-type="float" office:value="0.00689558354427418">
                <text:p>0.00689558354427418</text:p>
              </table:table-cell>
              <table:table-cell office:value-type="float" office:value="0.0253333333333333">
                <text:p>0.0253333333333333</text:p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.0413139730354604">
                <text:p>0.0413139730354604</text:p>
              </table:table-cell>
              <table:table-cell office:value-type="float" office:value="0.0164638047423174">
                <text:p>0.0164638047423174</text:p>
              </table:table-cell>
              <table:table-cell office:value-type="float" office:value="0.0288888888888889">
                <text:p>0.0288888888888889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.0255675500700621">
                <text:p>0.0255675500700621</text:p>
              </table:table-cell>
              <table:table-cell office:value-type="float" office:value="0.0115063645444453">
                <text:p>0.0115063645444453</text:p>
              </table:table-cell>
              <table:table-cell office:value-type="float" office:value="0.0214444444444444">
                <text:p>0.0214444444444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-0.059">
                <text:p>-0.059</text:p>
              </table:table-cell>
              <table:table-cell office:value-type="float" office:value="-0.083">
                <text:p>-0.083</text:p>
              </table:table-cell>
              <table:table-cell office:value-type="float" office:value="-0.071">
                <text:p>-0.071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.0354108823397055">
                <text:p>0.0354108823397055</text:p>
              </table:table-cell>
              <table:table-cell office:value-type="float" office:value="-0.0234108823397055">
                <text:p>-0.023410882339705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-0.034">
                <text:p>-0.034</text:p>
              </table:table-cell>
              <table:table-cell office:value-type="float" office:value="-0.05">
                <text:p>-0.05</text:p>
              </table:table-cell>
              <table:table-cell office:value-type="float" office:value="-0.042">
                <text:p>-0.0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